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2" svg:font-family="'Lohit Hindi'"/>
    <style:font-face style:name="OpenSymbol1" svg:font-family="OpenSymbol"/>
    <style:font-face style:name="StarSymbol" svg:font-family="StarSymbol"/>
    <style:font-face style:name="Times New Roman" svg:font-family="'Times New Roman'" style:font-family-generic="roman"/>
    <style:font-face style:name="DejaVu Sans"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Body">
      <style:text-properties style:use-window-font-color="true"/>
    </style:style>
    <style:style style:name="P2" style:family="paragraph" style:parent-style-name="UrbanBody">
      <style:text-properties style:use-window-font-color="true" style:font-name="Times New Roman2" fo:font-size="12pt" style:font-size-asian="12pt" style:font-size-complex="12pt"/>
    </style:style>
    <style:style style:name="P3" style:family="paragraph" style:parent-style-name="UrbanBody">
      <style:text-properties style:use-window-font-color="true" style:font-name="Times New Roman2" fo:font-size="12pt" fo:language="zxx" fo:country="none" fo:font-style="italic" fo:font-weight="bold" style:font-size-asian="12pt" style:font-style-asian="italic" style:font-weight-asian="bold" style:font-size-complex="12pt"/>
    </style:style>
    <style:style style:name="P4" style:family="paragraph" style:parent-style-name="UrbanBody">
      <style:text-properties style:use-window-font-color="true" style:font-name="Times New Roman2" fo:font-size="12pt" fo:language="zxx" fo:country="none" fo:font-style="normal" fo:font-weight="normal" style:font-size-asian="12pt" style:font-style-asian="normal" style:font-weight-asian="normal" style:font-size-complex="12pt"/>
    </style:style>
    <style:style style:name="P5" style:family="paragraph" style:parent-style-name="UrbanBody">
      <style:text-properties style:use-window-font-color="true" style:font-name="Times New Roman2" fo:font-size="12pt" fo:font-style="normal" fo:font-weight="normal" style:font-size-asian="12pt" style:font-style-asian="normal" style:font-weight-asian="normal" style:font-size-complex="12pt"/>
    </style:style>
    <style:style style:name="P6" style:family="paragraph" style:parent-style-name="UrbanBody">
      <style:text-properties style:use-window-font-color="true" style:font-name="Times New Roman2" fo:font-size="12pt" fo:font-style="normal" style:font-size-asian="12pt" style:font-style-asian="normal" style:font-size-complex="12pt"/>
    </style:style>
    <style:style style:name="P7" style:family="paragraph" style:parent-style-name="UrbanBody">
      <style:text-properties style:use-window-font-color="true" style:font-name="Times New Roman2" fo:font-size="12pt" fo:font-style="normal" style:text-underline-style="solid" style:text-underline-width="auto" style:text-underline-color="font-color" style:font-size-asian="12pt" style:font-style-asian="normal" style:font-size-complex="12pt"/>
    </style:style>
    <style:style style:name="P8" style:family="paragraph" style:parent-style-name="UrbanBody">
      <style:text-properties style:use-window-font-color="true" style:font-name="Times New Roman2" fo:font-size="12pt" fo:font-style="normal" style:text-underline-style="none" style:font-size-asian="12pt" style:font-style-asian="normal" style:font-size-complex="12pt"/>
    </style:style>
    <style:style style:name="P9" style:family="paragraph" style:parent-style-name="UrbanBody">
      <style:text-properties style:use-window-font-color="true" style:font-name="Times New Roman2"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UrbanBody">
      <style:text-properties style:use-window-font-color="true" style:font-name="Times New Roman2" fo:font-size="12pt" style:text-underline-style="none" style:font-size-asian="12pt" style:font-size-complex="12pt"/>
    </style:style>
    <style:style style:name="P11" style:family="paragraph" style:parent-style-name="UrbanBody">
      <style:text-properties style:use-window-font-color="true" style:font-name="Times New Roman2" fo:font-size="12pt" fo:language="fr" fo:country="BE" fo:font-style="normal" style:text-underline-style="none" fo:font-weight="normal" style:font-size-asian="12pt" style:font-style-asian="normal" style:font-weight-asian="normal" style:font-size-complex="12pt"/>
    </style:style>
    <style:style style:name="P12" style:family="paragraph" style:parent-style-name="UrbanBody">
      <style:text-properties style:use-window-font-color="true" style:font-name="Times New Roman2" fo:font-size="12pt" fo:language="fr" fo:country="BE" fo:font-style="normal" style:text-underline-style="none" fo:font-weight="normal" style:font-size-asian="10.5pt" style:font-style-asian="normal" style:font-weight-asian="normal" style:font-size-complex="12pt"/>
    </style:style>
    <style:style style:name="P13" style:family="paragraph" style:parent-style-name="UrbanBody">
      <style:text-properties style:use-window-font-color="true" style:font-name="Times New Roman2" fo:font-size="12pt" fo:language="fr" fo:country="BE" fo:font-style="normal" style:text-underline-style="none" fo:font-weight="bold" style:font-size-asian="12pt" style:font-style-asian="normal" style:font-weight-asian="bold" style:font-size-complex="12pt" style:font-weight-complex="bold"/>
    </style:style>
    <style:style style:name="P14" style:family="paragraph" style:parent-style-name="UrbanBody">
      <style:text-properties style:use-window-font-color="true" style:font-name="Times New Roman2"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5" style:family="paragraph" style:parent-style-name="UrbanBody">
      <style:text-properties style:use-window-font-color="true" style:font-name="Times New Roman2"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6" style:family="paragraph" style:parent-style-name="UrbanBody">
      <style:text-properties style:use-window-font-color="true" style:font-name="Times New Roman2"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UrbanBody">
      <style:text-properties style:use-window-font-color="true" style:font-name="Times New Roman2" fo:font-size="12pt" fo:font-style="italic" style:text-underline-style="none" fo:font-weight="normal" style:font-size-asian="12pt" style:font-style-asian="italic" style:font-weight-asian="normal" style:font-size-complex="12pt" style:font-style-complex="italic" style:font-weight-complex="normal"/>
    </style:style>
    <style:style style:name="P18" style:family="paragraph" style:parent-style-name="UrbanBody">
      <style:text-properties style:use-window-font-color="true" style:font-name="Times New Roman2" fo:font-size="11pt" fo:language="fr" fo:country="BE" fo:font-style="normal" style:text-underline-style="none" fo:font-weight="normal" style:font-size-asian="11pt" style:font-style-asian="normal" style:font-weight-asian="normal" style:font-size-complex="11pt"/>
    </style:style>
    <style:style style:name="P19" style:family="paragraph" style:parent-style-name="UrbanBody">
      <style:text-properties style:use-window-font-color="true" style:font-name="Times New Roman" fo:font-size="12pt" fo:font-style="normal" style:font-size-asian="12pt" style:font-style-asian="normal" style:font-size-complex="12pt"/>
    </style:style>
    <style:style style:name="P20" style:family="paragraph" style:parent-style-name="UrbanBody">
      <style:text-properties style:use-window-font-color="true" fo:font-style="italic" style:font-style-asian="italic" style:font-style-complex="italic"/>
    </style:style>
    <style:style style:name="P21" style:family="paragraph" style:parent-style-name="UrbanBody">
      <style:text-properties style:use-window-font-color="true" fo:font-style="italic" fo:font-weight="normal" style:font-style-asian="italic" style:font-weight-asian="normal" style:font-style-complex="italic"/>
    </style:style>
    <style:style style:name="P22" style:family="paragraph" style:parent-style-name="UrbanBody">
      <style:text-properties style:use-window-font-color="true" fo:font-style="normal" fo:font-weight="normal" style:font-style-asian="normal" style:font-weight-asian="normal"/>
    </style:style>
    <style:style style:name="P23" style:family="paragraph" style:parent-style-name="UrbanBody">
      <style:text-properties style:use-window-font-color="true" fo:font-style="normal" style:font-style-asian="normal" style:font-style-complex="normal"/>
    </style:style>
    <style:style style:name="P24" style:family="paragraph" style:parent-style-name="UrbanBody">
      <style:paragraph-properties fo:break-before="page"/>
      <style:text-properties style:use-window-font-color="true" style:font-name="Times New Roman2" fo:font-size="12pt" fo:language="fr" fo:country="BE" fo:font-style="normal" fo:font-weight="normal" style:font-size-asian="12pt" style:font-style-asian="normal" style:font-weight-asian="normal" style:font-size-complex="12pt"/>
    </style:style>
    <style:style style:name="P25" style:family="paragraph" style:parent-style-name="UrbanTitle2">
      <style:text-properties style:text-underline-style="none"/>
    </style:style>
    <style:style style:name="P26" style:family="paragraph" style:parent-style-name="UrbanTitle2">
      <style:text-properties fo:font-weight="bold" style:font-weight-asian="bold" style:font-weight-complex="bold"/>
    </style:style>
    <style:style style:name="P27"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28" style:family="paragraph" style:parent-style-name="UrbanBody">
      <style:paragraph-properties fo:margin-left="0cm" fo:margin-right="0cm" fo:text-indent="0cm" style:auto-text-indent="false"/>
      <style:text-properties style:use-window-font-color="true" style:font-name="Times New Roman2" fo:font-size="12pt" fo:font-style="normal" style:font-size-asian="12pt" style:font-style-asian="normal" style:font-size-complex="12pt"/>
    </style:style>
    <style:style style:name="P29" style:family="paragraph" style:parent-style-name="Frame_20_contents">
      <style:paragraph-properties fo:text-align="start" style:justify-single-word="false"/>
      <style:text-properties style:font-name="Arial" fo:font-size="12pt" officeooo:paragraph-rsid="0008a7ac" style:font-size-asian="12pt" style:font-size-complex="12pt"/>
    </style:style>
    <style:style style:name="P30" style:family="paragraph" style:parent-style-name="Standard">
      <style:paragraph-properties fo:text-align="start" style:justify-single-word="false"/>
      <style:text-properties style:font-name="Arial" fo:font-size="11pt" officeooo:paragraph-rsid="0008a7ac" style:font-size-asian="11pt" style:font-size-complex="11pt"/>
    </style:style>
    <style:style style:name="P31" style:family="paragraph" style:parent-style-name="Standard">
      <style:paragraph-properties fo:margin-top="0cm" fo:margin-bottom="2.131cm" loext:contextual-spacing="false" fo:text-align="start" style:justify-single-word="false"/>
      <style:text-properties style:font-name="Arial" fo:font-size="10pt" officeooo:paragraph-rsid="0008a7ac" style:font-size-asian="10pt" style:font-size-complex="10pt"/>
    </style:style>
    <style:style style:name="P32" style:family="paragraph" style:parent-style-name="UrbanBody">
      <style:text-properties style:use-window-font-color="true"/>
    </style:style>
    <style:style style:name="P33" style:family="paragraph" style:parent-style-name="UrbanBody">
      <style:text-properties style:use-window-font-color="true" style:font-name="Times New Roman2" fo:font-size="12pt" style:font-size-asian="12pt" style:font-size-complex="12pt"/>
    </style:style>
    <style:style style:name="P34" style:family="paragraph" style:parent-style-name="UrbanBody">
      <style:paragraph-properties fo:text-align="end" style:justify-single-word="false"/>
      <style:text-properties style:use-window-font-color="true"/>
    </style:style>
    <style:style style:name="P35" style:family="paragraph" style:parent-style-name="UrbanBody" style:list-style-name="L1"/>
    <style:style style:name="P36" style:family="paragraph" style:parent-style-name="UrbanBody" style:list-style-name="L2"/>
    <style:style style:name="P37" style:family="paragraph" style:parent-style-name="UrbanBody" style:list-style-name="L3"/>
    <style:style style:name="P38" style:family="paragraph" style:parent-style-name="UrbanBody" style:list-style-name="L4"/>
    <style:style style:name="P39" style:family="paragraph" style:parent-style-name="UrbanBody" style:list-style-name="L5"/>
    <style:style style:name="P40" style:family="paragraph" style:parent-style-name="UrbanBody" style:list-style-name="L6"/>
    <style:style style:name="P41" style:family="paragraph" style:parent-style-name="UrbanBody" style:list-style-name="L7"/>
    <style:style style:name="P42" style:family="paragraph" style:parent-style-name="UrbanTitle">
      <style:text-properties style:use-window-font-color="true" officeooo:paragraph-rsid="0008a7ac"/>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fo:font-weight="normal" style:font-style-asian="normal" style:font-weight-asian="normal"/>
    </style:style>
    <style:style style:name="T8" style:family="text">
      <style:text-properties fo:font-weight="bold" style:font-weight-asian="bold" style:font-weight-complex="bold"/>
    </style:style>
    <style:style style:name="T9" style:family="text">
      <style:text-properties style:use-window-font-color="true" style:font-name="Times New Roman2"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2"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2"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2"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2"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2" fo:font-size="12pt" style:font-size-asian="12pt" style:font-size-complex="12pt"/>
    </style:style>
    <style:style style:name="T15" style:family="text">
      <style:text-properties style:use-window-font-color="true" style:font-name="Times New Roman2" fo:font-size="12pt" fo:font-weight="normal" style:font-size-asian="12pt" style:font-weight-asian="normal" style:font-size-complex="12pt" style:font-weight-complex="normal"/>
    </style:style>
    <style:style style:name="T16" style:family="text">
      <style:text-properties style:use-window-font-color="true" style:font-name="Times New Roman2" fo:font-size="12pt" fo:font-style="normal" style:font-size-asian="12pt" style:font-style-asian="normal" style:font-size-complex="12pt"/>
    </style:style>
    <style:style style:name="T17" style:family="text">
      <style:text-properties style:use-window-font-color="true" style:text-position="super 58%" style:font-name="Times New Roman2"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use-window-font-color="true" style:font-name="Times New Roman" fo:font-size="12pt" fo:font-style="normal" style:font-size-asian="12pt" style:font-style-asian="normal" style:font-size-complex="12pt"/>
    </style:style>
    <style:style style:name="T19" style:family="text">
      <style:text-properties style:text-position="super 58%" fo:font-style="normal" style:text-underline-style="solid" style:text-underline-width="auto" style:text-underline-color="font-color" fo:font-weight="normal" style:font-style-asian="normal" style:font-weight-asian="normal"/>
    </style:style>
    <style:style style:name="T20" style:family="text">
      <style:text-properties style:text-position="super 58%" fo:letter-spacing="0.004cm" fo:language="fr" fo:country="BE"/>
    </style:style>
    <style:style style:name="T21" style:family="text">
      <style:text-properties fo:language="zxx" fo:country="none"/>
    </style:style>
    <style:style style:name="T22" style:family="text">
      <style:text-properties fo:language="zxx" fo:country="none" fo:font-style="normal" fo:font-weight="normal" style:font-style-asian="normal" style:font-weight-asian="normal"/>
    </style:style>
    <style:style style:name="T23" style:family="text">
      <style:text-properties fo:font-weight="normal" style:font-weight-asian="normal" style:font-weight-complex="normal"/>
    </style:style>
    <style:style style:name="T24" style:family="text">
      <style:text-properties fo:language="fr" fo:country="BE"/>
    </style:style>
    <style:style style:name="T25" style:family="text">
      <style:text-properties fo:language="fr" fo:country="BE" fo:font-style="normal" fo:font-weight="normal" style:font-style-asian="normal" style:font-weight-asian="normal"/>
    </style:style>
    <style:style style:name="T26" style:family="text">
      <style:text-properties fo:letter-spacing="0.004cm" fo:language="fr" fo:country="BE"/>
    </style:style>
    <style:style style:name="T27" style:family="text">
      <style:text-properties fo:font-size="11pt" style:font-size-asian="11pt" style:font-size-complex="11p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name="Times New Roman"/>
    </style:style>
    <style:style style:name="T30" style:family="text">
      <style:text-properties style:font-name="Times New Roman" fo:font-style="normal" fo:font-weight="normal" style:font-style-asian="normal" style:font-weight-asian="normal"/>
    </style:style>
    <style:style style:name="T31" style:family="text">
      <style:text-properties fo:font-size="12pt" fo:language="fr" fo:country="BE" fo:font-style="italic" style:text-underline-style="none" style:font-size-asian="12pt" style:font-style-asian="italic" style:font-style-complex="italic"/>
    </style:style>
    <style:style style:name="T32"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33"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34"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35"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36"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7"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9"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line-through-typ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0"><office:annotation><dc:creator>Gauthier Bastien</dc:creator><dc:date>2011-01-13T14:56:41</dc:date><text:p text:style-name="P43"><text:span text:style-name="T36">do text</text:span></text:p><text:p text:style-name="P43"><text:span text:style-name="T36">from document(at=header, format='odt')</text:span></text:p></office:annotation><text:span text:style-name="T6">Import depuis header.odt</text:span></text:p>
          </table:table-cell>
          <table:table-cell table:style-name="Tableau1.A1" office:value-type="string">
            <text:p text:style-name="P31"><text:span text:style-name="Police_20_par_20_défaut"><text:span text:style-name="T32"><text:text-input text:description="">tool.getCityName()</text:text-input></text:span></text:span><text:span text:style-name="T33">, le </text:span><text:span text:style-name="T33"><text:text-input text:description="">licence_view.format_date()</text:text-input></text:span></text:p>
            <text:p text:style-name="P29"><text:span text:style-name="T34"><text:conditional-text text:condition="ooow:&quot;view.do_mailing()&quot;" text:string-value-if-true="&quot;mailed_data.getPersonTitleValue(short=True)&quot;" text:string-value-if-false="">mailed_data.getPersonTitleValue(short=True)</text:conditional-text></text:span><text:span text:style-name="T35"><text:s/></text:span><text:span text:style-name="T34"><text:conditional-text text:condition="ooow:&quot;view.do_mailing()&quot;" text:string-value-if-true="&quot;mailed_data.name1&quot;" text:string-value-if-false="">mailed_data.name1</text:conditional-text></text:span><text:span text:style-name="T35"><text:s/></text:span><text:span text:style-name="T34"><text:conditional-text text:condition="ooow:&quot;view.do_mailing()&quot;" text:string-value-if-true="&quot;mailed_data.name2&quot;" text:string-value-if-false="">mailed_data.name2</text:conditional-text></text:span><text:span text:style-name="T35"><text:line-break/></text:span><text:span text:style-name="T34"><text:conditional-text text:condition="ooow:&quot;view.do_mailing()&quot;" text:string-value-if-true="&quot;mailed_data.street&quot;" text:string-value-if-false="">mailed_data.street</text:conditional-text></text:span><text:span text:style-name="T34">, </text:span><text:span text:style-name="T34"><text:conditional-text text:condition="ooow:&quot;view.do_mailing()&quot;" text:string-value-if-true="&quot;mailed_data.number&quot;" text:string-value-if-false="">mailed_data.number</text:conditional-text></text:span><text:span text:style-name="T35"><text:line-break/></text:span><text:span text:style-name="T34"><text:conditional-text text:condition="ooow:&quot;view.do_mailing()&quot;" text:string-value-if-true="&quot;mailed_data.zipcode&quot;" text:string-value-if-false="">mailed_data.zipcode</text:conditional-text></text:span><text:span text:style-name="T34"> </text:span><text:span text:style-name="T34"><text:conditional-text text:condition="ooow:&quot;view.do_mailing()&quot;" text:string-value-if-true="&quot;mailed_data.city&quot;" text:string-value-if-false="">mailed_data.city</text:conditional-text></text:span></text:p>
          </table:table-cell>
        </table:table-row>
      </table:table>
      <text:p text:style-name="P42"/>
      <text:p text:style-name="P42">Titre</text:p>
      <text:p text:style-name="P1"/>
      <text:p text:style-name="P2"/>
      <text:p text:style-name="P1"/>
      <text:p text:style-name="P1"><text:span text:style-name="T8">Objet :</text:span> <text:text-input text:description="Objet des travaux">self.getLicenceSubject()</text:text-input></text:p>
      <text:p text:style-name="P1"><text:span text:style-name="T8">Situation : </text:span><text:text-input text:description="Situation des travaux">self.getWorkLocationSignaletic()</text:text-input></text:p>
      <text:p text:style-name="P1"><text:span text:style-name="T8">Référence cadastrale :</text:span> <text:text-input text:description="Bien-Parcelles">licence_view.get_parcels()</text:text-input></text:p>
      <text:p text:style-name="P1"/>
      <text:p text:style-name="P2">Le Collège communal,</text:p>
      <text:p text:style-name="P2"/>
      <text:p text:style-name="P2">Vu le Code Wallon de l’Aménagement du Territoire, de l’Urbanisme, du Patrimoine et de l’Energie, en vigueur ;</text:p>
      <text:p text:style-name="P2"/>
      <text:p text:style-name="P2">Vu l’article 123, 1° de la Nouvelle loi communale ;</text:p>
      <text:p text:style-name="P2"/>
      <text:p text:style-name="P2">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2"/>
      <text:p text:style-name="P2">Considérant que <office:annotation><dc:creator>Gauthier Bastien</dc:creator><dc:date>2011-02-21T09:23:46</dc:date><text:p text:style-name="P43"><text:span text:style-name="T38">do text if not len(self.getApplicants()) &gt; 1</text:span></text:p></office:annotation><text:text-input text:description="Demandeurs">self.getApplicantsSignaletic(withaddress=True)</text:text-input><text:s/>a introduit une demande de permis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2"/>
      <text:p text:style-name="P2">Considérant que les actes ou travaux projetés ne sont pas repris à l'annexe I du décret du 11 <text:s/>septembre 1985 et à l'annexe I de l'Arrêté du Gouvernement Wallon du 4 juillet 2002 ;</text:p>
      <text:p text:style-name="P4"/>
      <text:p text:style-name="P2">Considérant que la demande a été déposée contre récipissé en date du <text:span text:style-name="T22"><text:text-input text:description="Date du récépissé">tool.formatDate(self.getLastDeposit().getEventDate())</text:text-input></text:span><text:span text:style-name="T22"><text:s/></text:span><text:span text:style-name="T5">;</text:span></text:p>
      <text:p text:style-name="P5"><text:span text:style-name="T21"><office:annotation><dc:creator>sde </dc:creator><dc:date>2011-08-30T09:24:33</dc:date><text:p text:style-name="P43"><text:span text:style-name="T39">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text:s/>;</text:span></text:p>
      <text:section text:style-name="Sect1" text:name="Section4">
        <text:p text:style-name="P2"><text:span text:style-name="T5"><office:annotation><dc:creator>sde </dc:creator><dc:date>2011-08-30T09:24:33</dc:date><text:p text:style-name="P43"><text:span text:style-name="T39">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2"><text:span text:style-name="T22"><office:annotation><dc:creator>sde </dc:creator><dc:date>2011-08-30T09:48:32</dc:date><text:p text:style-name="P43"><text:span text:style-name="T41">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2"><text:span text:style-name="T5">Considérant que le dossier a été déclaré complet le </text:span><text:span text:style-name="T22"><text:text-input text:description="Date du récépissé">tool.formatDate(self.getLastAcknowledgment().getEventDate())</text:text-input></text:span><text:span text:style-name="T22"><text:s/>par accusé de réception transmis le </text:span><text:span text:style-name="T22"><text:text-input text:description="Date du récépissé">tool.formatDate(self.getLastAcknowledgment().getTransmitDate())</text:text-input></text:span><text:span text:style-name="T22"><text:s/></text:span><text:span text:style-name="T5">;</text:span></text:p>
      <text:p text:style-name="P2"/>
      <text:p text:style-name="P2"><text:soft-page-break/>Considérant qu'un certificat d'urbanisme n° 2 non périmé relatif à l'objet de la demande a été délivré en date le [DATE_CU2];</text:p>
      <text:p text:style-name="P2"/>
      <text:p text:style-name="P2">Considérant que le bien est situé en <text:span text:style-name="T22"><text:text-input text:description="Date du récépissé">self.getValueForTemplate('folderZone')</text:text-input></text:span><text:s/>de secteur de MONS-BORINAGE adopté par arrêté de l'Éxécutif Régional Wallon du 9 novembre 1983 (M.B. Du 15 Novembre 1984), qui n'a pas cessé de produire ses effets pour le bien précité.<text:line-break/></text:p>
      <text:p text:style-name="P2"><text:span text:style-name="T27"><office:annotation><dc:creator>sde </dc:creator><dc:date>2011-08-05T08:21:16</dc:date><text:p text:style-name="P43"><text:span text:style-name="T40">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text:s/>approuvé par Arrêté </text:span><text:span text:style-name="T23"><text:text-input text:description="Objet des travaux">self.getPca(theObject=True).getDecreeType()</text:text-input></text:span><text:span text:style-name="T23"><text:s/>du </text:span><text:span text:style-name="T23"><text:text-input text:description="Objet des travaux">tool.formatDate(self.getPca(theObject=True).getDecreeDate(), translatemonth=True)</text:text-input></text:span><text:span text:style-name="T23"><text:s/>, qui n'a cessé de produire ses effets pour le bien précité ;<text:line-break/></text:span></text:p>
      <text:p text:style-name="P2"><text:span text:style-name="T27"><office:annotation><dc:creator>sde </dc:creator><dc:date>2011-08-05T08:21:16</dc:date><text:p text:style-name="P43"><text:span text:style-name="T40">do text if self.getIsInSubdivision()</text:span></text:p></office:annotation></text:span>Considérant que le bien est situé sur le lot n°</text:p>
      <text:p text:style-name="P2"><text:span text:style-name="T28"><office:annotation><dc:creator>sde </dc:creator><dc:date>2011-08-08T13:29:49</dc:date><text:p text:style-name="P43"><text:span text:style-name="T40">do text</text:span></text:p><text:p text:style-name="P43"><text:span text:style-name="T40">f</text:span><text:span text:style-name="T37">rom xhtml(self.getSubdivisionDetails())</text:span></text:p></office:annotation></text:span><text:s/></text:p>
      <text:p text:style-name="P2">dans le périmètre du lotissement <text:span text:style-name="T23"><text:text-input text:description="Objet des travaux">self.getParcellings().getLabel()</text:text-input></text:span><text:span text:style-name="T23"><text:s/></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2"><office:annotation><dc:creator>sde </dc:creator><dc:date>2011-08-26T08:54:52</dc:date><text:p text:style-name="P43"><text:span text:style-name="T40">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2"><office:annotation><dc:creator>sde </dc:creator><dc:date>2011-08-31T08:52:25</dc:date><text:p text:style-name="P43"><text:span text:style-name="T39">do text if 'zhcr' in self.getFolderZone()</text:span></text:p></office:annotation>Considérant que le réglement général sur les bâtisses en site rural est applicable sur le territoire où est situé le bien en vertu des articles 417 à 420 du CWATUP.<text:line-break/></text:p>
      <text:p text:style-name="P2"><office:annotation><dc:creator>sde </dc:creator><dc:date>2011-08-31T08:53:15</dc:date><text:p text:style-name="P43"><text:span text:style-name="T39">do text if self.getSSC()!=''</text:span></text:p></office:annotation>Considérant que le bien est situé en <text:span text:style-name="T5"><text:text-input text:description="Bien-Parcelles">self.getValueForTemplate('SSC')</text:text-input></text:span><text:span text:style-name="T5"><text:s/>au schéma de structure communal entré en vigueur le 16 octobre 2000;<text:line-break/></text:span></text:p>
      <text:p text:style-name="P2"><text:span text:style-name="T5"><office:annotation><dc:creator>sde </dc:creator><dc:date>2011-08-31T08:53:15</dc:date><text:p text:style-name="P43"><text:span text:style-name="T39">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0">§</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2">Considérant l'arrêté ministériel du 13 mars 2001 faisant entrer la commune en régime de décentralisation en matière d'aménagement du territoire et d'urbanisme ;<text:line-break/></text:p>
      <text:p text:style-name="P2"><office:annotation><dc:creator>sde </dc:creator><dc:date>2011-08-25T10:22:22</dc:date><text:p text:style-name="P43"><text:span text:style-name="T40">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2"><office:annotation><dc:creator>sde </dc:creator><dc:date>2011-08-26T11:59:45</dc:date><text:p text:style-name="P43"><text:span text:style-name="T40">do text if 'archeologique' in self.getProtectedBuilding()</text:span></text:p></office:annotation>Considérant qu'un certificat de patrimoine non périmé relatif à l'objet de la demande a été délivré en date du [DATE];<text:line-break/></text:p>
      <text:p text:style-name="P2"><office:annotation><dc:creator>sde </dc:creator><dc:date>2011-08-26T11:35:21</dc:date><text:p text:style-name="P43"><text:span text:style-name="T40">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2"><office:annotation><dc:creator>sde </dc:creator><dc:date>2011-08-26T11:30:24</dc:date><text:p text:style-name="P43"><text:span text:style-name="T39">do text if 'znatura2000' in self.getFolderZone()</text:span></text:p></office:annotation>Considérant que la demande de permis se rapporte à un bien situé dans le périmètre d'un site Natura 2000 visé par l'article 1bis alinéa unique 18° de la loi du 12 juillet 1973 sur la conservation de la <text:soft-page-break/>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2"><office:annotation><dc:creator>sde </dc:creator><dc:date>2011-08-26T13:24:09</dc:date><text:p text:style-name="P43"><text:span text:style-name="T39">do text if len(self.getCatchmentArea()) &gt; 0 and 'outside' not in </text:span><text:span text:style-name="T40">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2"><office:annotation><dc:creator>sde </dc:creator><dc:date>2011-08-26T13:43:57</dc:date><text:p><text:span text:style-name="T39">do text if 'nonepuration' in self.templateRoadEquipments(self.getRoadEquipments()) </text:span><text:span text:style-name="T40">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2"><text:span text:style-name="T4"><office:annotation><dc:creator>sde </dc:creator><dc:date>2011-08-26T14:27:14</dc:date><text:p><text:span text:style-name="T39">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6"/>
      <text:p text:style-name="P6">[PASH 2 : RIEN COMPRIS]</text:p>
      <text:p text:style-name="P6"/>
      <text:p text:style-name="P6"><office:annotation><dc:creator>sde </dc:creator><dc:date>2011-08-31T12:25:32</dc:date><text:p text:style-name="P43"><text:span text:style-name="T39">do text if self.getImpactStudy()</text:span></text:p></office:annotation>Considérant que la demande de permis comprend une étude d'incidences sur l'environnement ;</text:p>
      <text:p text:style-name="P6"><office:annotation><dc:creator>sde </dc:creator><dc:date>2011-08-31T12:25:32</dc:date><text:p text:style-name="P43"><text:span text:style-name="T39">do text if not self.getImpactStudy()</text:span></text:p></office:annotation>Considérant que la demande de permis comprend une notice d'évaluation des incidences sur l'environnement ;</text:p>
      <text:section text:style-name="Sect1" text:name="Section6">
        <text:p text:style-name="P6"><office:annotation><dc:creator>sde </dc:creator><dc:date>2011-08-31T12:25:32</dc:date><text:p text:style-name="P43"><text:span text:style-name="T39">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6">Que par cette évaluation, l'autorité qui statue sur la demande de permis est complètement éclairée sur les impacts que le projet pourrait avoir sur l'environnement ;</text:p>
        <text:p text:style-name="P6">Considérant qu'à l'analyse du projet compte tenu des critères de sélection suivants :</text:p>
        <text:p text:style-name="P6">1° les caractèristiques du projet, considérées notamment par rapport :</text:p>
        <text:list xml:id="list2887335714" text:style-name="L1">
          <text:list-item>
            <text:p text:style-name="P35">à la dimension du projet ;</text:p>
          </text:list-item>
          <text:list-item>
            <text:p text:style-name="P35">au cumul avec d'autres projets ;</text:p>
          </text:list-item>
          <text:list-item>
            <text:p text:style-name="P35">à l'utilisation des ressources naturelles ;</text:p>
          </text:list-item>
          <text:list-item>
            <text:p text:style-name="P35">à la production de déchets ;</text:p>
          </text:list-item>
          <text:list-item>
            <text:p text:style-name="P35">à la pollution et eux nuisances, en ce compris pour la santé ;</text:p>
          </text:list-item>
        </text:list>
        <text:p text:style-name="UrbanBody"/>
        <text:p text:style-name="UrbanBody">2° la sensibilité environnementale des zones géographiques susceptibles d'être affectées par le projet <text:soft-page-break/>est considéré en prenant compte :</text:p>
        <text:list xml:id="list399797942" text:style-name="L2">
          <text:list-item>
            <text:p text:style-name="P36">l'occupation des sols existants ;</text:p>
          </text:list-item>
          <text:list-item>
            <text:p text:style-name="P36">la richesse relative, la qualité et la capacité de régénération des ressources naturelles de la zone ;</text:p>
          </text:list-item>
          <text:list-item>
            <text:p text:style-name="P36">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1316850786" text:style-name="L3">
          <text:list-item>
            <text:p text:style-name="P37">l'étendue de l'incidence (zone géographique et importance de la population affectée) ;</text:p>
          </text:list-item>
          <text:list-item>
            <text:p text:style-name="P37">la nature transfrontière de l'incidence ;</text:p>
          </text:list-item>
          <text:list-item>
            <text:p text:style-name="P37">l'ampleur et la complexité de l'incidence ;</text:p>
          </text:list-item>
          <text:list-item>
            <text:p text:style-name="P37">la probabilité de l'incidence ;</text:p>
          </text:list-item>
          <text:list-item>
            <text:p text:style-name="P37">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6"/>
      <text:p text:style-name="P6"><office:annotation><dc:creator>sde </dc:creator><dc:date>2011-08-31T12:34:56</dc:date><text:p text:style-name="P43"><text:span text:style-name="T39">do text if self.getArchitects() is not None</text:span></text:p></office:annotation>Attendu que les travaux ou actes faisant l'objet de la présente ne sont pas repris aux articles 262 à 265 du Code précité  ;</text:p>
      <text:p text:style-name="P6"><office:annotation><dc:creator>sde </dc:creator><dc:date>2011-08-31T12:34:56</dc:date><text:p text:style-name="P43"><text:span text:style-name="T39">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43"><text:span text:style-name="T39">do text if self.getLastInquiry() is not None and </text:span><text:span text:style-name="T40">self.getLastInquiry()</text:span><text:span text:style-name="T39">.getLinkedInquiry() is not None</text:span></text:p></office:annotation></text:span><text:span text:style-name="T14"><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style-name="Sect1" text:name="Section1">
        <text:list xml:id="list3873459598" text:style-name="L4">
          <text:list-item>
            <text:p text:style-name="P38"><text:span text:style-name="T14"><office:annotation><dc:creator>Stéphan Geulette</dc:creator><dc:date>2011-04-11T21:05:37</dc:date><text:p text:style-name="P43"><text:span text:style-name="T38">do section- for article in self.getInvestigationArticles()</text:span></text:p></office:annotation></text:span><text:span text:style-name="T15"><text:s/></text:span><text:span text:style-name="T15"><office:annotation><dc:creator>Stéphan Geulette</dc:creator><dc:date>2011-04-11T13:26:13</dc:date><text:p text:style-name="P43"><text:span text:style-name="T36">do text</text:span></text:p><text:p text:style-name="P43"><text:span text:style-name="T36">from xhtml(</text:span><text:span text:style-name="T38">self.portal_urban.decorateHTML('UrbanBody',</text:span><text:span text:style-name="T36">self.getTerm('investigationarticles', article).getFormattedDescription()))</text:span></text:p></office:annotation></text:span><text:span text:style-name="T15">ceci est remplacé par le paragraphe correspondant à l'article choisi</text:span></text:p>
          </text:list-item>
        </text:list>
      </text:section>
      <text:p text:style-name="P6"><office:annotation><dc:creator>sde </dc:creator><dc:date>2011-08-29T08:36:34</dc:date><text:p text:style-name="P43"><text:span text:style-name="T39">do text if len(self.getAllClaimsTexts()) &lt; 1</text:span></text:p></office:annotation><text:line-break/>Considérant qu'aucune réclamation n'a été introduite et qu'aucune réunion de concertation n'a été organisée ;</text:p>
      <text:p text:style-name="P6"><office:annotation><dc:creator>sde </dc:creator><dc:date>2011-08-29T08:36:34</dc:date><text:p text:style-name="P43"><text:span text:style-name="T39">do text if len(self.getAllClaimsTexts()) &gt; 0</text:span></text:p></office:annotation>Considérant que réclamations ont été introduites et qu'aucune réunion de concertation n'a été organisée ;<text:line-break/><text:line-break/>Vu l'analyse des réclamations ;<text:line-break/></text:p>
      <text:p text:style-name="P6"><office:annotation><dc:creator>sde </dc:creator><dc:date>2011-08-29T09:46:33</dc:date><text:p text:style-name="P43"><text:span text:style-name="T39">do text if len(self.getDerogation()) &gt; 0</text:span></text:p></office:annotation>Considérant que la demande de permis n'est pas conforme <text:text-input text:description="Demandeurs">self.getValueForTemplate('derogation')</text:text-input><text:s/>pour les motifs suivants :<text:line-break/><text:text-input text:description="Demandeurs">self.getDerogationDetails()</text:text-input><text:line-break/></text:p>
      <text:p text:style-name="P6"><office:annotation><dc:creator>sde </dc:creator><dc:date>2011-08-29T09:46:33</dc:date><text:p text:style-name="P43"><text:span text:style-name="T39">do text if len(self.getDerogation()) &gt; 0</text:span></text:p></office:annotation>qu'une proposition motivée de dérogation a été adressée par le Collège Communal au Fonctionnaire délégué ;</text:p>
      <text:p text:style-name="P6"><office:annotation><dc:creator>sde </dc:creator><dc:date>2011-08-29T09:46:33</dc:date><text:p text:style-name="P43"><text:span text:style-name="T39">do text if len(self.getDerogation()) &lt; 1</text:span></text:p></office:annotation>qu'une proposition motivée de dérogation n'a pas été adressée par le Collège Communal au Fonctionnaire délégué ; qu'une telle proposition n'est pas est requise</text:p>
      <text:p text:style-name="P6"/>
      <text:p text:style-name="P6"><office:annotation><dc:creator>sde </dc:creator><dc:date>2011-09-07T10:49:05</dc:date><text:p text:style-name="P43"><text:span text:style-name="T39">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6">«  .... » ; </text:p>
      <text:p text:style-name="P6"><office:annotation><dc:creator>sde </dc:creator><dc:date>2011-09-07T10:49:05</dc:date><text:p text:style-name="P43"><text:span text:style-name="T39">do text if '330-2' not in self.getInvestigationArticles()</text:span></text:p></office:annotation>Considérant que la décision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6"><text:soft-page-break/>«  .... » ; </text:p>
      <text:p text:style-name="P6"/>
      <text:p text:style-name="P6">Cosidérant que seul le gouvernement ou le Fonctionnaire délégué peut, à titre exceptionnel, accorder des dérogations ;</text:p>
      <text:p text:style-name="P6"/>
      <text:p text:style-name="P6">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9">§ 5, alinéa 2 du Code précité ;<text:line-break/></text:span></text:p>
      <text:p text:style-name="P6"><text:span text:style-name="T29"><office:annotation><dc:creator>sde </dc:creator><dc:date>2011-08-29T10:19:22</dc:date><text:p text:style-name="P43"><text:span text:style-name="T39">do text if len(self.getAllOpinionRequestsNoDup()) &gt; 0</text:span></text:p></office:annotation></text:span><text:span text:style-name="T29">Considérant que les services ou commissions ci-après ont été consultés pour les motifs suivants :</text:span></text:p>
      <text:section text:style-name="Sect1" text:name="Section2">
        <text:list xml:id="list2522478630" text:style-name="L5">
          <text:list-item>
            <text:p text:style-name="P39"><text:span text:style-name="T16"><office:annotation><dc:creator>sde </dc:creator><dc:date>2011-08-29T10:20:31</dc:date><text:p text:style-name="P43"><text:span text:style-name="T39">do section- for opinion in </text:span><text:span text:style-name="T40">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text:s/>et transmis en date </text:span><text:span text:style-name="T16"><text:text-input text:description="Demandeurs">tool.formatDate(opinion.getReceiptDate())</text:text-input></text:span><text:span text:style-name="T16">  est </text:span><text:span text:style-name="T16"><text:text-input text:description="Demandeurs">self.getValueForTemplate('externalDecision').lower()</text:text-input></text:span><text:span text:style-name="T16">  ;</text:span></text:p>
          </text:list-item>
        </text:list>
      </text:section>
      <text:p text:style-name="P19"/>
      <text:section text:style-name="Sect1" text:name="Section5">
        <text:p text:style-name="P6"><office:annotation><dc:creator>sde </dc:creator><dc:date>2011-08-29T10:20:31</dc:date><text:p text:style-name="P43"><text:span text:style-name="T39">do section- for opinion in </text:span><text:span text:style-name="T40">self.getAllOpinionRequestsNoDup()</text:span></text:p></office:annotation><office:annotation><dc:creator>sde </dc:creator><dc:date>2011-08-31T11:38:47</dc:date><text:p text:style-name="P43"><text:span text:style-name="T39">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9">§</text:span> 2 du CWATUP, l'avis est réputé favorable ;</text:p>
        <text:p text:style-name="P6"/>
      </text:section>
      <text:p text:style-name="P19">Vu l'avis des Services Techniques sur le projet, libelé comme suit :</text:p>
      <text:section text:style-name="Sect1" text:name="Section7">
        <text:list xml:id="list2138391971" text:style-name="L6">
          <text:list-item>
            <text:p text:style-name="P40"><text:span text:style-name="T18"><office:annotation><dc:creator>sde </dc:creator><dc:date>2011-09-01T13:58:15</dc:date><text:p text:style-name="P43"><text:span text:style-name="T39">do section- for opinion in self.getAllTechnicalServiceOpinionRequestsNoDup()</text:span></text:p><text:p text:style-name="P43"><text:span text:style-name="T39"><text:s/></text:span></text:p></office:annotation></text:span><text:span text:style-name="T18">Avis ST </text:span><text:span text:style-name="T18"><text:text-input text:description="Demandeurs">opinion.getUrbaneventtypes().title.split(' ')[-1]</text:text-input></text:span><text:span text:style-name="T18"> </text:span></text:p>
          </text:list-item>
        </text:list>
        <text:list xml:id="list75697324" text:style-name="L7">
          <text:list-item>
            <text:list>
              <text:list-item>
                <text:p text:style-name="P41"><text:span text:style-name="T18"><office:annotation><dc:creator>sde </dc:creator><dc:date>2011-08-29T10:19:22</dc:date><text:p text:style-name="P43"><text:span text:style-name="T39">do text if opinion.getDecision()=='favorable'</text:span></text:p></office:annotation></text:span><text:span text:style-name="T18">AVIS FAVORABLE aux conditions reprises à l'article 1er</text:span></text:p>
              </text:list-item>
              <text:list-item>
                <text:p text:style-name="P41"><text:span text:style-name="T18"><office:annotation><dc:creator>sde </dc:creator><dc:date>2011-08-29T10:19:22</dc:date><text:p text:style-name="P43"><text:span text:style-name="T39">do text if opinion.getDecision()=='defavorable'</text:span></text:p></office:annotation></text:span><text:span text:style-name="T18">AVIS DÉFAVORABLE</text:span></text:p>
              </text:list-item>
            </text:list>
          </text:list-item>
        </text:list>
        <text:p text:style-name="P19"/>
      </text:section>
      <text:p text:style-name="P19">Considérant néanmoins que la décision du Collège Communal doit être conforme à la décision du Fonctionnaire délégué en ce qui concerne ces dérogations ;</text:p>
      <text:p text:style-name="P19"/>
      <text:p text:style-name="P19">Considérant que – la – les – dérogation(s) au ... est/sont refusée(s) ;</text:p>
      <text:p text:style-name="P19"/>
      <text:p text:style-name="P19">Considérant que le Collège Communal fait sien l'avis des Services Techniques ;</text:p>
      <text:p text:style-name="P19"/>
      <text:p text:style-name="P2"/>
      <text:p text:style-name="P3">DECIDE :</text:p>
      <text:p text:style-name="P2"/>
      <text:p text:style-name="P2"><text:span text:style-name="T7">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text:s/></text:span><text:span text:style-name="T4"><text:text-input text:description="Demandeurs">self.getApplicantsSignaletic()</text:text-input></text:span><text:span text:style-name="T4"><text:s/>est octroyé aux conditions suivantes :</text:span></text:p>
      <text:p text:style-name="P6"/>
      <text:p text:style-name="P6">Le demandeur devra :</text:p>
      <text:p text:style-name="P28"/>
      <text:p text:style-name="UrbanTitle2">1) Respecter ... (avis FD, avis extérieur ... !!! + impositions incendie si cas)</text:p>
      <text:p text:style-name="P7"/>
      <text:p text:style-name="UrbanTitle2">2) Prescriptions urbanistiques :</text:p>
      <text:p text:style-name="UrbanBody">- conditions éventuelles de l'urbanisme</text:p>
      <text:p text:style-name="P8"/>
      <text:p text:style-name="UrbanTitle2">3) Prescriptions techniques relatives à la voirie et aux équipements</text:p>
      <text:p text:style-name="P10"><text:span text:style-name="T4"><office:annotation><dc:creator>sde </dc:creator><dc:date>2011-08-29T11:30:00</dc:date><text:p text:style-name="P43"><text:span text:style-name="T39">do text</text:span></text:p><text:p text:style-name="P43"><text:span text:style-name="T39">from xhtml(self.portal_urban.decorateHTML('UrbanBody',self.getEquipmentAndRoadRequirements()))</text:span></text:p></office:annotation></text:span><text:span text:style-name="T4">bla</text:span></text:p>
      <text:p text:style-name="P11"/>
      <text:p text:style-name="UrbanTitle2">4) Remarques</text:p>
      <text:p text:style-name="P10"><text:span text:style-name="T25"><office:annotation><dc:creator>sde </dc:creator><dc:date>2011-08-29T11:30:00</dc:date><text:p text:style-name="P43"><text:span text:style-name="T39">do text</text:span></text:p><text:p><text:span text:style-name="T39">from xhtml(self.portal_urban.decorateHTML('UrbanBody',self.getTechnicalRemarks()))</text:span></text:p></office:annotation></text:span><text:span text:style-name="T25">bla</text:span></text:p>
      <text:p text:style-name="P11"/>
      <text:p text:style-name="UrbanTitle2"><text:soft-page-break/>5) [CONTACTER ALEXANDRA LEGAT]</text:p>
      <text:p text:style-name="P11"/>
      <text:p text:style-name="P25">6) Le demandeur respectera les conditions et recommandations de la DGRNE Cellule Sous-Sol/Géologie reprise à l'annexe 2 et prendra connaissance du fascicule d'information repris en annexe 3 .</text:p>
      <text:p text:style-name="P25"/>
      <text:p text:style-name="P11">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1"/>
      <text:p text:style-name="P14">Liste des géomètres agréés par le Collège Communal de la ville de Mons en date du 29 avril 2011</text:p>
      <text:p text:style-name="P11">[LISTE]</text:p>
      <text:p text:style-name="P11"/>
      <text:p text:style-name="P13">Cette liste est suceptible d'être modifiée</text:p>
      <text:p text:style-name="P11"/>
      <text:section text:style-name="Sect1" text:name="Section3">
        <text:p text:style-name="P25"><office:annotation><dc:creator>sde </dc:creator><dc:date>2011-08-29T12:03:06</dc:date><text:p><text:span text:style-name="T39">do section- if self.getPebType() == 'complete_process'</text:span></text:p></office:annotation>7) Respecter les articles 237/22<text:span text:style-name="T29">§</text:span>2-23 et 237/24<text:span text:style-name="T29">§</text:span>2-<text:span text:style-name="T29">§</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1">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1"/>
      <text:p text:style-name="P18">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actes accomplis.</text:p>
      <text:p text:style-name="P18"><text:soft-page-break/></text:p>
      <text:p text:style-name="P12">Le présent permis est délivré sans préjudice au droit éventuel des tiers.</text:p>
      <text:p text:style-name="P12"/>
      <text:p text:style-name="P15">Article 2.<text:span text:style-name="T1"> - Expédition de la présente décision est transmise au demandeur et Fonctionnaire Délégué aux fins de l'exercice éventuel par celui-ci de son droit de recours.</text:span></text:p>
      <text:p text:style-name="P12">Le destinataire de l'acte peut introduire un recours auprès du Gouvernement par envoi recommandé à la poste dans les trente jours de la réception de la décision du collège des Bourgmestre et Echevins.</text:p>
      <text:p text:style-name="P12">Est jointe au recours, une copie des plans de la demande de permis et de la décision dont recours. Le recours est introduit à l'adresse du directeur général de la direction générale de l'aménagement du territoire, du logement et du patrimoine.</text:p>
      <text:p text:style-name="P12"/>
      <text:p text:style-name="P15">Article 3.<text:span text:style-name="T1"> - Le présent permis ne dispense pas de l'obligation de solliciter les autorisations du permis <text:s/>imposés par d'autres lois ou règlements, notamment la réglementation sur le travail.</text:span></text:p>
      <text:p text:style-name="P12"/>
      <text:p text:style-name="P12"/>
      <text:p text:style-name="P12">A MONS, le</text:p>
      <text:p text:style-name="P12"/>
      <text:p text:style-name="P15"><text:span text:style-name="T3"><office:annotation><dc:creator>sde </dc:creator><dc:date>2011-07-27T10:02:32</dc:date><text:p text:style-name="P43"><text:span text:style-name="T37">do text</text:span></text:p><text:p text:style-name="P43"><text:span text:style-name="T38">from document(at=signatures, format='odt')</text:span></text:p></office:annotation></text:span><text:span text:style-name="T3">Import depuis signatures.odt</text:span></text:p>
      <text:p text:style-name="P24"/>
      <text:p text:style-name="P2">ANNEXE</text:p>
      <text:p text:style-name="P2">EXTRAITS DU C.W.A.T.U.P.E.</text:p>
      <text:p text:style-name="P2">Code Wallon de l’Aménagement du Territoire, de l’Urbanisme, du Patrimoine et de l’Energie</text:p>
      <text:p text:style-name="P2"/>
      <text:p text:style-name="P2"/>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7"/>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7"/>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2"/>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7"><text:span text:style-name="T26">A défaut pour le permis de satisfaire aux points 1° à 5° de l'alinéa précédent, le fonctionnaire </text:span><text:soft-page-break/><text:span text:style-name="T24">délégué suspend la décision du collège communal.</text:span></text:p>
      <text:p text:style-name="P16"/>
      <text:p text:style-name="P17">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7"/>
      <text:p text:style-name="P17">Dans l’envoi au collège communal, le Fonctionnaire Délégué invite celui-ci à retirer sa décision.</text:p>
      <text:p text:style-name="P17"/>
      <text:p text:style-name="P17">A défaut de retrait, le Gouvernement <text:s/>peut lever la suspension ou annuler le permis.</text:p>
      <text:p text:style-name="P17"/>
      <text:p text:style-name="P17">Dans les quarante jours de la réception de la suspension, le Gouvernement notifie la levée de la suspension ou l’annulation du permis, par envoi du demandeur, au collège communal et au Fonctionnaire Délégué.</text:p>
      <text:p text:style-name="P17"/>
      <text:p text:style-name="P17"><text:span text:style-name="T26">A défaut de notification dans le délai, le permis est annulé( – Décret-programme du 03 février 2005, art.71,al. 1</text:span><text:span text:style-name="T20">er</text:span><text:span text:style-name="T26">).</text:span></text:p>
      <text:p text:style-name="P9"/>
      <text:p text:style-name="P9">Art. 108 § 2 .</text:p>
      <text:p text:style-name="P9"/>
      <text:p text:style-name="P17">Le Fonctionnaire Délégué peut ( …- Décret-programme du 03 février 2005, art.71,al. 2) introduire un recours motivé auprès du Gouvernement</text:p>
      <text:p text:style-name="P17"/>
      <text:p text:style-name="P17">1° lorsque la décision du Collège Communale est divergente de l’avis émis par la Commission Communale dans le cadre d’une consultation obligatoire de celle-ci ;</text:p>
      <text:p text:style-name="P17"/>
      <text:p text:style-name="P17">2° en l'absence de Commission communale, lorsqu'à l'occasion de l'enquête publique organisée en applicatio du présent code, soit :</text:p>
      <text:p text:style-name="P2"/>
      <text:p text:style-name="P2"><text:span text:style-name="Character_20_Style_20_1"><text:span text:style-name="T31">- ving-cinq personnes inscrites au registre de la populationde la commune où le projet est situé s'il s'agit d'une commune comptant moins de dix mille habitants ;</text:span></text:span></text:p>
      <text:p text:style-name="P2"><text:span text:style-name="Character_20_Style_20_1"><text:span text:style-name="T31"/></text:span></text:p>
      <text:p text:style-name="P2"><text:span text:style-name="Character_20_Style_20_1"><text:span text:style-name="T31">- cinquante personnes inscrites au registre de la populationde la commune où le projet est situé s'il s'agit d'une commune comptant de dix mille à vingt-cinq mille habitants ;</text:span></text:span></text:p>
      <text:p text:style-name="P2"><text:span text:style-name="Character_20_Style_20_1"><text:span text:style-name="T31"/></text:span></text:p>
      <text:p text:style-name="P2"><text:span text:style-name="Character_20_Style_20_1"><text:span text:style-name="T31">- cent personnes inscrites au registre de la populationde la commune où le projet est situé s'il s'agit d'une commune comptant de vingt-cinq mille à cinquante mille habitants ;</text:span></text:span></text:p>
      <text:p text:style-name="P2"><text:span text:style-name="Character_20_Style_20_1"><text:span text:style-name="T31"/></text:span></text:p>
      <text:p text:style-name="P2"><text:span text:style-name="Character_20_Style_20_1"><text:span text:style-name="T31">- deux cent personnes inscrites au registre de la populationde la commune où le projet est situé s'il s'agit d'une commune comptant de cinquante à <text:s/>cent mille habitants ;</text:span></text:span></text:p>
      <text:p text:style-name="P2"><text:span text:style-name="Character_20_Style_20_1"><text:span text:style-name="T31"/></text:span></text:p>
      <text:p text:style-name="P2"><text:span text:style-name="Character_20_Style_20_1"><text:span text:style-name="T31">- trois cent personnes inscrites au registre de la populationde la commune où le projet est situé s'il s'agit d'une commune comptant plus de cent mille habitants ;</text:span></text:span></text:p>
      <text:p text:style-name="P22"/>
      <text:p text:style-name="P21">ont émis des observations individuelles et motivée relatives au projet durant ladite enquête et que ces observations ne sont pas rencontrées par la décision du collège ;</text:p>
      <text:p text:style-name="P21"/>
      <text:p text:style-name="P21">3° lorsque le Gouvernement a décidé la révision du plan communal d'aménagement ou l'établissement d'un plan communal d'aménagement ayant pour effet de réviser ou d'annuler tout ou une partie d'un permis de lotir.</text:p>
      <text:p text:style-name="P21"><text:soft-page-break/></text:p>
      <text:p text:style-name="P21">Le permis doit reproduire le présent article.</text:p>
      <text:p text:style-name="P21"/>
      <text:p text:style-name="P26">PÉREMPTION DU PERMIS</text:p>
      <text:p text:style-name="P9">Art. 86 § 1.</text:p>
      <text:p text:style-name="P9"/>
      <text:p text:style-name="P17">Si dans les deux ans de l'envoi du permis d'urbanisme, le bénéficiaire n'a pas commencé les travaux de manière significative, le permis est périmé.</text:p>
      <text:p text:style-name="P17"/>
      <text:p text:style-name="P9">Art. 86 § 2.</text:p>
      <text:p text:style-name="P17"/>
      <text:p text:style-name="P17">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7"/>
      <text:p text:style-name="P17">La péremption du permis s'opère de plein de droit.</text:p>
      <text:p text:style-name="P26"/>
      <text:p text:style-name="P26">PROROGATION DU PERMIS</text:p>
      <text:p text:style-name="P9">Art. 86 § 3.</text:p>
      <text:p text:style-name="P9"/>
      <text:p text:style-name="P17">A la demande du bénéficiaire du permis d'urbanisme, celui-ci est prorogé pour une période d'un an. Cette demande est introduite trente jours avant l'expiration du délai de péremption visé au paragraphe 1er.</text:p>
      <text:p text:style-name="P17"/>
      <text:p text:style-name="P17">La prorogation est accordée par le Collège Communal. Toutefois, dans le cas visé à l'article 127, la prorogation est accordée par le Gouvernment ou le fonctionnaire délégué – Décret du 18 juillet 2002, art. 36Bis).</text:p>
      <text:p text:style-name="P26"/>
      <text:p text:style-name="P26">CERTIFICATION DE LA CONFORMITÉ DES TRAVAUX</text:p>
      <text:p text:style-name="P9">Art. 139.</text:p>
      <text:p text:style-name="P26"/>
      <text:p text:style-name="P27">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7"/>
      <text:p text:style-name="P27">1° les travaux sont ou ne sont pas achevés dans le délai endéans lequel ils devaient être achevés ;</text:p>
      <text:p text:style-name="P27"/>
      <text:p text:style-name="P27">2° les travaux ont ou n'ont pas été exécutés en conformité avec le permis délivré.</text:p>
      <text:p text:style-name="P27"/>
      <text:p text:style-name="P27">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6"/>
      <text:p text:style-name="P26">DISPOSITIONS PARTICULIÈRES APPLICABLES AUX CONSTRUCTIONS GROUPÉES</text:p>
      <text:p text:style-name="P9">Art. 126.</text:p>
      <text:p text:style-name="P23"/>
      <text:p text:style-name="P20">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0"/>
      <text:p text:style-name="P20">1° à un certificat délivré dans les conditions visées à l'article 95, alinéa 1er ;</text:p>
      <text:p text:style-name="P20"/>
      <text:p text:style-name="P20">2° à un acte division dressé par le notaire fixant les prescriptions urbanistiques de l'ensemble et les modalités de gestion des parties communes.</text:p>
      <text:p text:style-name="P20"/>
      <text:p text:style-name="P20">Le permis mentionne les phases éventuelles de réalisation des constructions en précisant le début de chaque phase.</text:p>
      <text:p text:style-name="P20"/>
      <text:p text:style-name="P20">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2" svg:font-family="'Lohit Hindi'"/>
    <style:font-face style:name="OpenSymbol1" svg:font-family="OpenSymbol"/>
    <style:font-face style:name="StarSymbol" svg:font-family="StarSymbol"/>
    <style:font-face style:name="Times New Roman" svg:font-family="'Times New Roman'" style:font-family-generic="roman"/>
    <style:font-face style:name="DejaVu Sans"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24:09.403568375</dc:date>
    <meta:editing-duration>P2DT2H28M8S</meta:editing-duration>
    <meta:editing-cycles>311</meta:editing-cycles>
    <meta:generator>LibreOffice/6.4.6.2$Linux_X86_64 LibreOffice_project/40$Build-2</meta:generator>
    <meta:document-statistic meta:table-count="1" meta:image-count="0" meta:object-count="0" meta:page-count="11" meta:paragraph-count="175" meta:word-count="3966" meta:character-count="24941" meta:non-whitespace-character-count="21161"/>
  </office:meta>
</office:document-meta>
</file>